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cd7" officeooo:paragraph-rsid="00175c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Source Distributed Version Control System</text:p>
      <text:p text:style-name="P1">Why a Version Control System like Git is needed</text:p>
      <text:p text:style-name="P1">Download git</text:p>
      <text:p text:style-name="P1">Create your local Git repository</text:p>
      <text:p text:style-name="P1">Staging and Committing the code</text:p>
      <text:p text:style-name="P1">Git Status and Git Log</text:p>
      <text:p text:style-name="P1">Branches</text:p>
      <text:p text:style-name="P1"><text:tab/>What is a branch?</text:p>
      <text:p text:style-name="P1"><text:tab/>Why are multiple branches needed?</text:p>
      <text:p text:style-name="P1"><text:tab/>Create a New Branch in Local</text:p>
      <text:p text:style-name="P1"><text:tab/>Do Some Commits in the New Branch</text:p>
      <text:p text:style-name="P1">Merging</text:p>
      <text:p text:style-name="P1">The Remote Git Repository</text:p>
      <text:p text:style-name="P1">GitHub</text:p>
      <text:p text:style-name="P1">Git Push</text:p>
      <text:p text:style-name="P1">Git Pull</text:p>
      <text:p text:style-name="P1">Git Cl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4:46:59.958821505</meta:creation-date>
    <meta:editing-duration>PT40S</meta:editing-duration>
    <meta:editing-cycles>2</meta:editing-cycles>
    <meta:generator>LibreOffice/5.1.6.2$Linux_X86_64 LibreOffice_project/10m0$Build-2</meta:generator>
    <dc:date>2019-02-07T14:47:40.078240702</dc:date>
    <meta:document-statistic meta:table-count="0" meta:image-count="0" meta:object-count="0" meta:page-count="1" meta:paragraph-count="17" meta:word-count="67" meta:character-count="376" meta:non-whitespace-character-count="322"/>
  </office:meta>
</office:document-meta>
</file>